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fo:language="fr" fo:country="FR" fo:font-weight="bold" officeooo:rsid="001bc423" officeooo:paragraph-rsid="001bc423" style:font-size-asian="14pt" style:font-weight-asian="bold" style:font-size-complex="14pt" style:font-weight-complex="bold"/>
    </style:style>
    <style:style style:name="P2" style:family="paragraph" style:parent-style-name="Standard">
      <style:text-properties fo:language="fr" fo:country="FR" fo:font-weight="bold" officeooo:rsid="001bc423" officeooo:paragraph-rsid="001bc423" style:font-weight-asian="bold" style:font-weight-complex="bold"/>
    </style:style>
    <style:style style:name="P3" style:family="paragraph" style:parent-style-name="Standard">
      <style:text-properties fo:language="fr" fo:country="FR" fo:font-weight="bold" officeooo:rsid="0022b846" officeooo:paragraph-rsid="0022b846" style:font-weight-asian="bold" style:font-weight-complex="bold"/>
    </style:style>
    <style:style style:name="P4" style:family="paragraph" style:parent-style-name="Standard">
      <style:text-properties fo:language="fr" fo:country="FR" officeooo:rsid="001bc423" officeooo:paragraph-rsid="001bc423"/>
    </style:style>
    <style:style style:name="P5" style:family="paragraph" style:parent-style-name="Standard">
      <style:text-properties fo:language="fr" fo:country="FR" officeooo:rsid="001bc423" officeooo:paragraph-rsid="001d810b"/>
    </style:style>
    <style:style style:name="P6" style:family="paragraph" style:parent-style-name="Standard">
      <style:text-properties fo:language="fr" fo:country="FR" officeooo:rsid="001bc423" officeooo:paragraph-rsid="00211439"/>
    </style:style>
    <style:style style:name="P7" style:family="paragraph" style:parent-style-name="Standard">
      <style:text-properties fo:language="fr" fo:country="FR" officeooo:rsid="001bc423" officeooo:paragraph-rsid="00226e85"/>
    </style:style>
    <style:style style:name="P8" style:family="paragraph" style:parent-style-name="Standard">
      <style:text-properties fo:language="fr" fo:country="FR" officeooo:rsid="001d810b" officeooo:paragraph-rsid="001d810b"/>
    </style:style>
    <style:style style:name="P9" style:family="paragraph" style:parent-style-name="Standard">
      <style:text-properties fo:language="fr" fo:country="FR" officeooo:rsid="001f4f22" officeooo:paragraph-rsid="001f4f22"/>
    </style:style>
    <style:style style:name="P10" style:family="paragraph" style:parent-style-name="Standard">
      <style:text-properties fo:language="fr" fo:country="FR" officeooo:rsid="00211439" officeooo:paragraph-rsid="00211439"/>
    </style:style>
    <style:style style:name="P11" style:family="paragraph" style:parent-style-name="Standard">
      <style:text-properties fo:language="fr" fo:country="FR" officeooo:rsid="00226e85" officeooo:paragraph-rsid="00226e85"/>
    </style:style>
    <style:style style:name="P12" style:family="paragraph" style:parent-style-name="Standard">
      <style:text-properties fo:language="fr" fo:country="FR" officeooo:rsid="0022aaef" officeooo:paragraph-rsid="0022aaef"/>
    </style:style>
    <style:style style:name="P13" style:family="paragraph" style:parent-style-name="Standard">
      <style:paragraph-properties fo:padding="0.049cm" fo:border="0.06pt solid #000000"/>
      <style:text-properties officeooo:rsid="001bc423" officeooo:paragraph-rsid="0022aaef"/>
    </style:style>
    <style:style style:name="P14" style:family="paragraph" style:parent-style-name="Standard">
      <style:paragraph-properties fo:padding="0.049cm" fo:border="0.06pt solid #000000"/>
      <style:text-properties fo:language="fr" fo:country="FR" officeooo:rsid="001bc423" officeooo:paragraph-rsid="001bc423"/>
    </style:style>
    <style:style style:name="P15" style:family="paragraph" style:parent-style-name="Standard">
      <style:paragraph-properties fo:padding="0.049cm" fo:border="0.06pt solid #000000"/>
      <style:text-properties fo:language="fr" fo:country="FR" officeooo:rsid="001bc423" officeooo:paragraph-rsid="001d810b"/>
    </style:style>
    <style:style style:name="P16" style:family="paragraph" style:parent-style-name="Standard">
      <style:paragraph-properties fo:padding="0.049cm" fo:border="0.06pt solid #000000"/>
      <style:text-properties fo:language="fr" fo:country="FR" officeooo:rsid="001bc423" officeooo:paragraph-rsid="00211439"/>
    </style:style>
    <style:style style:name="P17" style:family="paragraph" style:parent-style-name="Standard">
      <style:paragraph-properties fo:padding="0.049cm" fo:border="0.06pt solid #000000"/>
      <style:text-properties fo:language="fr" fo:country="FR" officeooo:rsid="001bc423" officeooo:paragraph-rsid="00226e85"/>
    </style:style>
    <style:style style:name="P18" style:family="paragraph" style:parent-style-name="Standard">
      <style:paragraph-properties fo:padding="0.049cm" fo:border="0.06pt solid #000000"/>
      <style:text-properties fo:language="fr" fo:country="FR" officeooo:rsid="001bc423" officeooo:paragraph-rsid="0022aaef"/>
    </style:style>
    <style:style style:name="T1" style:family="text">
      <style:text-properties fo:font-weight="bold" style:font-weight-asian="bold" style:font-weight-complex="bold"/>
    </style:style>
    <style:style style:name="T2" style:family="text">
      <style:text-properties fo:font-weight="bold" officeooo:rsid="00211439" style:font-weight-asian="bold" style:font-weight-complex="bold"/>
    </style:style>
    <style:style style:name="T3" style:family="text">
      <style:text-properties officeooo:rsid="00226e85"/>
    </style:style>
    <style:style style:name="T4" style:family="text">
      <style:text-properties officeooo:rsid="0022aaef"/>
    </style:style>
    <style:style style:name="T5" style:family="text">
      <style:text-properties officeooo:rsid="0022b846"/>
    </style:style>
    <style:style style:name="T6"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om:<text:tab/><text:tab/><text:tab/><text:tab/><text:tab/><text:tab/>Prénom:<text:tab/><text:tab/><text:tab/><text:tab/><text:tab/>Classe: 2___</text:p>
      <text:p text:style-name="P2"/>
      <text:p text:style-name="P1">Questionnaire sur la radicalisation et les réseaux sociaux.</text:p>
      <text:p text:style-name="P4"/>
      <text:p text:style-name="P3">Vocabulaire : <text:span text:style-name="T6">donne la définition des mots suivants :</text:span></text:p>
      <text:p text:style-name="P3"><text:span text:style-name="T6"/></text:p>
      <text:p text:style-name="P3"><text:span text:style-name="T6">Radicalisation : </text:span></text:p>
      <text:p text:style-name="P3"><text:span text:style-name="T6">Opinions :</text:span></text:p>
      <text:p text:style-name="P3"><text:span text:style-name="T6">Conflits :</text:span></text:p>
      <text:p text:style-name="P3"><text:span text:style-name="T6">Exacerber :</text:span></text:p>
      <text:p text:style-name="P3"/>
      <text:p text:style-name="P2">1. Questions sur la vidéo.</text:p>
      <text:p text:style-name="P4"/>
      <text:p text:style-name="P4">a. Pourquoi les réseaux sociaux utilisent des algorithmes de recommandation ?</text:p>
      <text:p text:style-name="P4"/>
      <text:p text:style-name="P14"/>
      <text:p text:style-name="P14"/>
      <text:p text:style-name="P14"/>
      <text:p text:style-name="P4"/>
      <text:p text:style-name="P4">b. Comment marche les algorithmes de recommandation ? </text:p>
      <text:p text:style-name="P4"/>
      <text:p text:style-name="P15"/>
      <text:p text:style-name="P15"/>
      <text:p text:style-name="P15"/>
      <text:p text:style-name="P5"/>
      <text:p text:style-name="P8">c. Quelles conséquences pour la diversité culturelle ?</text:p>
      <text:p text:style-name="P8"/>
      <text:p text:style-name="P15"/>
      <text:p text:style-name="P15"/>
      <text:p text:style-name="P15"/>
      <text:p text:style-name="P5"/>
      <text:p text:style-name="P9"><text:span text:style-name="T1">2. </text:span><text:span text:style-name="T2">Question sur l’article du Monde</text:span></text:p>
      <text:p text:style-name="P9"/>
      <text:p text:style-name="P10">a. Résum<text:span text:style-name="T3">e</text:span> la question que pose l’auteur au début de l’article.</text:p>
      <text:p text:style-name="P10"/>
      <text:p text:style-name="P16"/>
      <text:p text:style-name="P16"/>
      <text:p text:style-name="P16"/>
      <text:p text:style-name="P16"/>
      <text:p text:style-name="P6"/>
      <text:p text:style-name="P11">b. Est-ce que ce problème existait avant internet ? </text:p>
      <text:p text:style-name="P11"/>
      <text:p text:style-name="P17"/>
      <text:p text:style-name="P17"/>
      <text:p text:style-name="P17"/>
      <text:p text:style-name="P17"/>
      <text:p text:style-name="P11"/>
      <text:p text:style-name="P11"><text:soft-page-break/>c. <text:span text:style-name="T4">Quels</text:span> phénomènes nuis<text:span text:style-name="T5">a</text:span>nt à la diversité de nos opinions exist<text:span text:style-name="T4">aient</text:span> <text:span text:style-name="T4">avant</text:span> internet.</text:p>
      <text:p text:style-name="P11"/>
      <text:p text:style-name="P17"/>
      <text:p text:style-name="P17"/>
      <text:p text:style-name="P17"/>
      <text:p text:style-name="P7"/>
      <text:p text:style-name="P11">c. Selon l’auteur, quel est la cause principale de l’enfermement dans ses propres idées sur les réseaux sociaux ?</text:p>
      <text:p text:style-name="P11"/>
      <text:p text:style-name="P17"/>
      <text:p text:style-name="P17"/>
      <text:p text:style-name="P17"/>
      <text:p text:style-name="P7"/>
      <text:p text:style-name="P11">3. Exprimez-vous!</text:p>
      <text:p text:style-name="P11"/>
      <text:p text:style-name="P11">a. À la fois la vidéo et l’article reprennent l’image de «bulles» dans lesquelles ont seraient enfermés par les réseaux sociaux. Que<text:span text:style-name="T4">lles</text:span> sont ces «bulles» en realité ?</text:p>
      <text:p text:style-name="P11"/>
      <text:p text:style-name="P17"/>
      <text:p text:style-name="P17"/>
      <text:p text:style-name="P17"/>
      <text:p text:style-name="P17"/>
      <text:p text:style-name="P7"/>
      <text:p text:style-name="P11">b. Essayer de trouver et de décrire un exemple personnel avec un réseau social qui vous enferme dans une bulle (par exemple sur les musiques ou les films que le réseau vous propose).</text:p>
      <text:p text:style-name="P11"/>
      <text:p text:style-name="P17"/>
      <text:p text:style-name="P17"/>
      <text:p text:style-name="P17"/>
      <text:p text:style-name="P17"/>
      <text:p text:style-name="P7"/>
      <text:p text:style-name="P11">c. Comment pourriez-vous faire pour échapper à cet enfermement ? (question difficille !!!)</text:p>
      <text:p text:style-name="P11"/>
      <text:p text:style-name="P17"/>
      <text:p text:style-name="P17"/>
      <text:p text:style-name="P17"/>
      <text:p text:style-name="P17"/>
      <text:p text:style-name="P7"/>
      <text:p text:style-name="P12">d. Est-ce que ce problème est important selon vous ?</text:p>
      <text:p text:style-name="P12"/>
      <text:p text:style-name="P13"/>
      <text:p text:style-name="P13"/>
      <text:p text:style-name="P13"/>
      <text:p text:style-name="P18"/>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3T18:32:09.839969632</meta:creation-date>
    <dc:date>2021-11-23T19:16:48.701890807</dc:date>
    <meta:editing-duration>PT34M25S</meta:editing-duration>
    <meta:editing-cycles>7</meta:editing-cycles>
    <meta:generator>LibreOffice/7.0.4.2$Linux_X86_64 LibreOffice_project/00$Build-2</meta:generator>
    <meta:document-statistic meta:table-count="0" meta:image-count="0" meta:object-count="0" meta:page-count="2" meta:paragraph-count="21" meta:word-count="205" meta:character-count="1259" meta:non-whitespace-character-count="1063"/>
  </office:meta>
</office:document-meta>
</file>